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text-properties fo:font-size="8pt" fo:font-style="italic" style:font-size-asian="8pt" style:font-style-asian="italic" style:font-size-complex="8pt" style:font-style-complex="italic"/>
    </style:style>
    <style:style style:name="P12" style:family="paragraph" style:parent-style-name="Standard" style:list-style-name="L4">
      <style:paragraph-properties fo:text-align="center" style:justify-single-word="false"/>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7">
      <style:text-properties fo:color="#666666" style:font-name="Courier New" fo:font-size="9pt" style:font-size-asian="9pt" style:font-size-complex="9pt"/>
    </style:style>
    <style:style style:name="P17" style:family="paragraph" style:parent-style-name="Standard">
      <style:text-properties fo:color="#000000" fo:font-size="8pt" fo:background-color="#dddddd" style:font-size-asian="8pt" style:font-size-complex="8pt"/>
    </style:style>
    <style:style style:name="P18" style:family="paragraph" style:parent-style-name="Standard" style:list-style-name="L4">
      <style:text-properties fo:color="#006699" style:font-name="Comic Sans MS" fo:font-weight="bold" style:font-weight-asian="bold" style:font-weight-complex="bold"/>
    </style:style>
    <style:style style:name="P19" style:family="paragraph" style:parent-style-name="Standard">
      <style:text-properties fo:font-style="italic" style:text-underline-style="solid" style:text-underline-width="auto" style:text-underline-color="font-color" style:font-style-asian="italic" style:font-style-complex="italic"/>
    </style:style>
    <style:style style:name="P20" style:family="paragraph" style:parent-style-name="Standard" style:list-style-name="L8"/>
    <style:style style:name="P21"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2"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3" style:family="paragraph" style:parent-style-name="Standard" style:list-style-name="L5">
      <style:paragraph-properties fo:background-color="#cccccc">
        <style:background-image/>
      </style:paragraph-properties>
    </style:style>
    <style:style style:name="P24"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2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27"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28"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29"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30"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style>
    <style:style style:name="P31"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32" style:family="paragraph" style:parent-style-name="Preformatted_20_Text">
      <style:paragraph-properties fo:margin-top="0cm" fo:margin-bottom="0.499cm"/>
    </style:style>
    <style:style style:name="P33" style:family="paragraph" style:parent-style-name="Preformatted_20_Text"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8080"/>
    </style:style>
    <style:style style:name="T19" style:family="text">
      <style:text-properties fo:color="#008080" style:font-name="Consolas" style:font-name-asian="Consolas" style:font-name-complex="Consolas"/>
    </style:style>
    <style:style style:name="T20" style:family="text">
      <style:text-properties fo:color="#3f7f7f"/>
    </style:style>
    <style:style style:name="T21" style:family="text">
      <style:text-properties fo:color="#3f7f7f" style:font-name="Consolas" style:font-name-asian="Consolas" style:font-name-complex="Consolas"/>
    </style:style>
    <style:style style:name="T22" style:family="text">
      <style:text-properties fo:color="#3f7f7f" style:font-name="Consolas" fo:font-size="7pt" style:font-name-asian="Consolas" style:font-size-asian="7pt" style:font-name-complex="Consolas" style:font-size-complex="7pt"/>
    </style:style>
    <style:style style:name="T23" style:family="text">
      <style:text-properties fo:color="#3f7f7f" style:font-name="Courier New" fo:font-size="7pt" style:font-size-asian="7pt" style:font-size-complex="7pt"/>
    </style:style>
    <style:style style:name="T24" style:family="text">
      <style:text-properties fo:color="#7f007f"/>
    </style:style>
    <style:style style:name="T25" style:family="text">
      <style:text-properties fo:color="#2a00ff" fo:font-style="italic" style:font-style-asian="italic" style:font-style-complex="italic"/>
    </style:style>
    <style:style style:name="T26" style:family="text">
      <style:text-properties fo:color="#3f5fbf"/>
    </style:style>
    <style:style style:name="T27" style:family="text">
      <style:text-properties fo:color="#3f5fbf"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fo:color="#006699" style:font-name="Courier New" fo:font-size="10pt" fo:font-weight="bold" style:font-size-asian="10pt" style:font-weight-asian="bold" style:font-size-complex="10pt" style:font-weight-complex="bold"/>
    </style:style>
    <style:style style:name="T30"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3114983933204171283" text:style-name="L1">
        <text:list-item>
          <text:p text:style-name="P7">un formulaire</text:p>
        </text:list-item>
        <text:list-item>
          <text:p text:style-name="P7">agissant sur une unique table de BDD (table "Abonnés", par exemple: 4 champs Prénom, Nom, Âge, et une clé primaire) . Une seule table dans la BDD.</text:p>
        </text:list-item>
        <text:list-item>
          <text:p text:style-name="P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4600776440490882966" text:style-name="L2">
        <text:list-item>
          <text:p text:style-name="P8">Tomcat,</text:p>
        </text:list-item>
        <text:list-item>
          <text:p text:style-name="P8">mariaDB, </text:p>
        </text:list-item>
        <text:list-item>
          <text:p text:style-name="P8">client HeidiSQL <text:s/><text:a xlink:type="simple" xlink:href="https://www.heidisql.com/" text:style-name="Internet_20_link" text:visited-style-name="Visited_20_Internet_20_Link">https://www.heidisql.com/</text:a> <text:s/>(client graphique SQL)</text:p>
        </text:list-item>
        <text:list-item>
          <text:p text:style-name="P8">accès "management" BDD avec le user "lauriane/lauriane"</text:p>
        </text:list-item>
        <text:list-item>
          <text:p text:style-name="P8">accès BDD par l'application Web Java Jee avec l'utilisateur:</text:p>
          <text:list>
            <text:list-item>
              <text:p text:style-name="P8">username: <text:s/>"appli-de-lauriane"</text:p>
            </text:list-item>
            <text:list-item>
              <text:p text:style-name="P8">mot de passe: <text:s/>"mdp@ppli-l@urian3"</text:p>
            </text:list-item>
          </text:list>
        </text:list-item>
      </text:list>
      <text:p text:style-name="Standard"/>
      <text:p text:style-name="Standard"/>
      <text:p text:style-name="Standard">Autres installations (hors VM) :</text:p>
      <text:p text:style-name="Standard"/>
      <text:list xml:id="list3426182624947384784" text:style-name="L3">
        <text:list-item>
          <text:p text:style-name="P9">eclipse sur mon pc/mac habituel ("hôte" de virt.).</text:p>
        </text:list-item>
        <text:list-item>
          <text:p text:style-name="P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208279468570174877" text:style-name="L4">
        <text:list-item>
          <text:p text:style-name="P10">Nous allons créer une nouvelle VM Ubuntu. Pour pouvoir réaliser l'ensemble des opérations suivantes, la VM Ubuntu que tu vas créer:</text:p>
          <text:list>
            <text:list-item>
              <text:p text:style-name="P10"><text:span text:style-name="T8">doit</text:span> avoir accès à Internet. </text:p>
              <text:list>
                <text:list-item>
                  <text:list>
                    <text:list-item>
                      <text:list>
                        <text:list-item>
                          <text:list>
                            <text:list-item>
                              <text:list>
                                <text:list-item>
                                  <text:list>
                                    <text:list-item>
                                      <text:list>
                                        <text:list-item>
                                          <text:list>
                                            <text:list-header>
                                              <text:p text:style-name="P1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10">Un test simple: si dans ta VM Ubuntu, tu as accès à internet en ouvrant firefox, et que tu connait l'adresse IP de ta "box" FAI, alors tu as ce qu'il faut.</text:p>
            </text:list-item>
          </text:list>
        </text:list-item>
        <text:list-item>
          <text:p text:style-name="P10">Crées une nouvelle VM: tu y installeras donc Ubuntu. <text:s/>La carte réseau virtuelle de la VM doit être configurée :</text:p>
          <text:list>
            <text:list-item>
              <text:p text:style-name="P10">avec un <text:span text:style-name="T11">Mode d'accès réseau</text:span> de type "<text:span text:style-name="T11">Bridge Network</text:span>" ("<text:span text:style-name="T11">Accès par pont</text:span>"),</text:p>
            </text:list-item>
            <text:list-item>
              <text:p text:style-name="P1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2443585" text:continue-numbering="true" text:style-name="L4">
        <text:list-header>
          <text:p text:style-name="P10"/>
        </text:list-header>
      </text:list>
      <text:p text:style-name="P3">Ci-dessus, on voit que j'ai configuré le mode d'accès réseau "Accès par pont", et le mode promiscuité "Tout autoriser" <text:s text:c="2"/>pour l'une des cartes réseau virtuelles, d'une VM Virtual Box que j'ai créée</text:p>
      <text:list xml:id="list22464449" text:continue-numbering="true" text:style-name="L4">
        <text:list-header>
          <text:p text:style-name="P12"/>
        </text:list-header>
        <text:list-item>
          <text:p text:style-name="P10">Tu devra installer une version bien précise d'Ubuntu, la version "<text:span text:style-name="T4">16.04 LTS</text:span>". Tu peux télécharger une image ISO d'installation de cette version à l'aide du lien suivant (copies-colle ce lien dans la barre d'adresse Firefox):</text:p>
          <text:p text:style-name="P1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10">Si avec le PC/MAC avec lequel tu travailles, tu es connectée à internet via wifi, alors, <text:soft-page-break/>pendant l'installation d'Ubuntu, à l'étape suivante de l'installation:</text:p>
          <text:p text:style-name="P10"><draw:frame draw:style-name="fr2" draw:name="images2" text:anchor-type="paragraph" svg:width="13.018cm" svg:height="11.802cm" draw:z-index="0"><draw:image xlink:href="Pictures/10000000000004020000034AC7B753E8.png" xlink:type="simple" xlink:show="embed" xlink:actuate="onLoad"/></draw:frame></text:p>
          <text:p text:style-name="P10">Tu devras cocher l'option "<text:span text:style-name="T2">Install third-party software for graphics and Wifi hardware </text:span>[...]": lorsque cette option est cochée, un pilote ("driver") de carte WIFI sera installé, ce qui permettra à ta VM de se connecter en Wifi. </text:p>
          <text:p text:style-name="P10">À une étape ultérieure de l'installation, tu devras créer un utilisateur linux. Tu choisiras pour cet utilisateur le nom "<text:span text:style-name="T4">lauriane-lx-usr</text:span>" et le mot de passe "<text:span text:style-name="T4">lemdp</text:span>".</text:p>
        </text:list-item>
        <text:list-item>
          <text:p text:style-name="P10">Effectue maintenant l'installation Ubuntu.</text:p>
        </text:list-item>
        <text:list-item>
          <text:p text:style-name="P10">Quand l'installation est terminée, si ton PC/MAC est connecté en WIFI à internet, il faut configurer la connexion Wifi de ta nouvelle VM. Pour t'aider dans cette configuration, reportes-toi à l' Annexe I. "Configuration WIFI de la VM".</text:p>
        </text:list-item>
        <text:list-item>
          <text:p text:style-name="P10">Lorsque l'installation Ubuntu est terminée, et que tu as accès à Internet dans ta VM, ouvres un terminal, <text:s/>et exécutes les commandes:</text:p>
          <text:list>
            <text:list-header>
              <text:p text:style-name="P21">sudo apt-get install -y git</text:p>
              <text:p text:style-name="P21">git clone <text:a xlink:type="simple" xlink:href="https://github.com/Jean-Baptiste-Lasselle/lauriane" text:style-name="Internet_20_link" text:visited-style-name="Visited_20_Internet_20_Link">https://github.com/Jean-Baptiste-Lasselle/lauriane</text:a></text:p>
              <text:p text:style-name="P21"># optionnellement, pour une version spécifique</text:p>
              <text:p text:style-name="P21"># (exemple: la release "<text:span text:style-name="T1">v2.0</text:span>")</text:p>
              <text:p text:style-name="P21"># git checkout tags/<text:span text:style-name="T1">v2.0</text:span></text:p>
              <text:p text:style-name="P21"># accessoirement, il serait logique de créer d'abord une branche:</text:p>
              <text:p text:style-name="P21"># git branch <text:span text:style-name="T1">mabranchedetravail1</text:span></text:p>
              <text:p text:style-name="P21"># pour ensuite faire le checkout dans la branche</text:p>
              <text:p text:style-name="P21"># git checkout tags/v2.0 -b <text:span text:style-name="T1">mabranchedetravail1</text:span></text:p>
              <text:p text:style-name="P21"># afin de pouvoir faire le merge plus tard...</text:p>
            </text:list-header>
          </text:list>
        </text:list-item>
        <text:list-item>
          <text:p text:style-name="P10">puis les commandes:</text:p>
          <text:list>
            <text:list-header>
              <text:p text:style-name="P21">sudo chmod +x lauriane/monter-cible-deploiement.sh</text:p>
              <text:p text:style-name="P21">sudo lauriane/monter-cible-deploiement.sh</text:p>
            </text:list-header>
          </text:list>
        </text:list-item>
        <text:list-item>
          <text:p text:style-name="P10">À cette étape, tu as un serveur <text:s/>Tomcat est prêt à être utilisé. Tu peux maintenant déployer une application Web Java Jee exemple. Pour cela ouvres un seond terminal (ou une session SSH avec PUTTY), et exécute la commande:</text:p>
          <text:list>
            <text:list-header>
              <text:p text:style-name="P21">sudo lauriane/deployer-appli-web.sh</text:p>
            </text:list-header>
          </text:list>
        </text:list-item>
        <text:list-item>
          <text:p text:style-name="P10"><text:soft-page-break/>pour déployer "un *<text:span text:style-name="T7">.</text:span>war quelconque": </text:p>
          <text:list>
            <text:list-header>
              <text:p text:style-name="P21">NOM_FICHER_WAR=./lauriane/nom-de-ton-fichier.war</text:p>
              <text:p text:style-name="P21">sudo lauriane/deployer-appli-web.sh $NOM_FICHER_WAR</text:p>
            </text:list-header>
          </text:list>
        </text:list-item>
      </text:list>
      <text:p text:style-name="P4"/>
      <text:p text:style-name="P4"/>
      <text:p text:style-name="P4"/>
      <text:p text:style-name="P4"/>
      <text:p text:style-name="P5"><text:span text:style-name="T7">ANNEXE II.</text:span> Que la lumière soit</text:p>
      <text:p text:style-name="P4"/>
      <text:p text:style-name="P4"/>
      <text:p text:style-name="P4"><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24">#<text:line-break/>#<text:tab/> <text:s text:c="10"/>++ fichier docker-ompose.yml,</text:p>
      <text:p text:style-name="P24">#<text:line-break/>#<text:tab/> <text:s text:c="10"/>++ les fichiers dockerfiles et fichiers permettant de construire (avec un docker build par exemple) l'image</text:p>
      <text:p text:style-name="P24">#<text:tab/><text:tab/> <text:s/>customisée de chaque composant de l'infrastructure:</text:p>
      <text:p text:style-name="P24">#<text:line-break/>#<text:tab/><text:tab/><text:tab/>- [COMPOSANT SGBDR] (construire l'image mariadb avec un fichier de conf custom, permettant de changer le numéro de port):</text:p>
      <text:p text:style-name="P24">#<text:line-break/># <text:tab/><text:tab/><text:tab/><text:tab/> <text:s/>le fichier dockerfile: </text:p>
      <text:p text:style-name="P24">#</text:p>
      <text:p text:style-name="P24">#<text:tab/><text:tab/><text:tab/><text:tab/><text:tab/>FROM mariaDB</text:p>
      <text:p text:style-name="P24"># <text:tab/><text:tab/><text:tab/><text:tab/><text:tab/>ADD ./mon.fichier.de.conf.custom</text:p>
      <text:p text:style-name="P24">#<text:tab/><text:tab/><text:tab/><text:tab/><text:tab/>RUN cp ./mon.fichier.de.conf.custom /etc/mysql/my.cnf</text:p>
      <text:p text:style-name="P24">#<text:tab/><text:tab/><text:tab/><text:tab/><text:tab/>CMD #là je crois c'est hérité du FROM</text:p>
      <text:p text:style-name="P24">#</text:p>
      <text:p text:style-name="P24">#<text:tab/><text:tab/><text:tab/><text:tab/> <text:s/>le fichier de conf custom mariadb: "./mon.fichier.de.conf.custom"</text:p>
      <text:p text:style-name="P24">#</text:p>
      <text:p text:style-name="P24">#</text:p>
      <text:p text:style-name="P24">#</text:p>
      <text:p text:style-name="P24"># - [COMPOSANT TOMCAT] (construire l'image mariadb avec un fichier de conf custom, permettant de changer le numéro de port) </text:p>
      <text:p text:style-name="P24">#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24">#<text:tab/> <text:s/>numéro de port dans le <text:s text:c="2"/>et/ou le numéro de version checkouté pour le checkout du repo versionnant le</text:p>
      <text:p text:style-name="P24">#<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24">#<text:tab/> <text:s/>port exposé par le conteneur du composant SGBDR<text:line-break/># <text:tab/>¤ on édite sed le fichier de conf custom mariadb "./mon.fichier.de.conf.custom", pour changer le numéro de</text:p>
      <text:p text:style-name="P4"><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6">le grand prinicpe: IL MANQUE LA PARTIE DOCKER BUILDS AVEC DOCKER COMMIT POUR VERSIONNER IMAGES MONTEES</text:p>
      <text:p text:style-name="P6">mais pour moi on pourrait ne pas changer les numeros de version</text:p>
      <text:p text:style-name="P4"/>
      <text:p text:style-name="P5"><text:span text:style-name="T7">ANNEXE I.</text:span> Configuration WIFI de la VM</text:p>
      <text:p text:style-name="P4"/>
      <text:list xml:id="list22446867" text:continue-numbering="true" text:style-name="L4">
        <text:list-item>
          <text:p text:style-name="P10"><text:s/>Pour ce faire, tu as besoin:</text:p>
          <text:list>
            <text:list-item>
              <text:p text:style-name="P1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1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10">Tu disposes donc de l'identifiant (le nom) du point d'accès Wifi, et du mot de passe. Pour configurer ton wifi:</text:p>
        </text:list-item>
      </text:list>
      <text:list xml:id="list2039377989060739056" text:style-name="L5">
        <text:list-item>
          <text:list>
            <text:list-item>
              <text:p text:style-name="P13">exécutes la commande:</text:p>
              <text:p text:style-name="P22">sudo gedit /etc/network/interfaces</text:p>
            </text:list-item>
            <text:list-item>
              <text:p text:style-name="P13">Regardes le contenu de ce fichier, tu devrais trouver un bloc qui ressemble à ceci (ici, j'ai mis "wlan0, mais ce pourrait être "wlan1", "wlan2", "wlan3" ...):</text:p>
              <text:p text:style-name="P22">auto wlan0</text:p>
              <text:p text:style-name="P22">iface wlan0 inet dhcp</text:p>
            </text:list-item>
            <text:list-item>
              <text:p text:style-name="P13">il y a peut-être deux lignes supplémentaires sous ce bloc (si elle n'y sont pas, ajoutes-les):</text:p>
              <text:p text:style-name="P22">auto wlan0</text:p>
              <text:p text:style-name="P22">iface wlan0 inet dhcp</text:p>
              <text:p text:style-name="P22">wpa-ssid <text:span text:style-name="T9">etquelquechoselà</text:span></text:p>
              <text:p text:style-name="P22">wpa-psk <text:span text:style-name="T9">etautrechoseici</text:span></text:p>
            </text:list-item>
            <text:list-item>
              <text:p text:style-name="P13">édites le fichier pour insérer l'identitifant (le nom) du point d'accès Wifi, et le mot de passe comme ci-dessous:</text:p>
              <text:p text:style-name="P22">auto wlan0</text:p>
              <text:p text:style-name="P22">iface wlan0 inet dhcp</text:p>
              <text:p text:style-name="P22">wpa-ssid <text:span text:style-name="T9">l-identifiant-du-point-d-acces-wifi</text:span></text:p>
              <text:p text:style-name="P23"><text:span text:style-name="T6">wpa-psk </text:span><text:span text:style-name="T10">et-le-mot-de-passe-ici</text:span></text:p>
            </text:list-item>
            <text:list-item>
              <text:p text:style-name="P13">Nota Bene: les accès WIFI libres existent encore à certains endroits, et dans ce cas, n'ajoutes pas la dernière ligne (précisant le mot de passe):</text:p>
              <text:p text:style-name="P22">auto wlan0</text:p>
              <text:p text:style-name="P22">iface wlan0 inet dhcp</text:p>
              <text:p text:style-name="P22">wpa-ssid <text:span text:style-name="T9">l-identifiant-du-point-d-acces-wifi</text:span></text:p>
            </text:list-item>
            <text:list-item>
              <text:p text:style-name="P13">Enregistres (Ctrl +S), quitte gedit (Ctrl + Q), puis exécutes dans un terminal:</text:p>
              <text:p text:style-name="P22">ip addr flush wlan0</text:p>
              <text:p text:style-name="P2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5"><text:span text:style-name="T7">ANNEXE III.</text:span> Configuration d'un data source pour applications Jee</text:p>
      <text:p text:style-name="P4"/>
      <text:list xml:id="list22434373" text:continue-list="list22446867" text:style-name="L4">
        <text:list-item>
          <text:p text:style-name="P18"><text:s/>Pour Tomcat</text:p>
        </text:list-item>
      </text:list>
      <text:p text:style-name="Standard"/>
      <text:list xml:id="list22442021" text:continue-numbering="true" text:style-name="L4">
        <text:list-item>
          <text:list>
            <text:list-item>
              <text:p text:style-name="P10">Pour le cas datasource au niveau du serveur:</text:p>
            </text:list-item>
          </text:list>
        </text:list-item>
      </text:list>
      <text:p text:style-name="Standard"/>
      <text:list xml:id="list2178085767639956949" text:style-name="L6">
        <text:list-item>
          <text:p text:style-name="P14">[ docker cp dans le conteneur ] vérifer la présence de <text:span text:style-name="Source_20_Text"><text:span text:style-name="T30">$CATALINA_HOME/lib/tomcat-dbcp.jar</text:span></text:span> , le déployer si nécessaire</text:p>
        </text:list-item>
        <text:list-item>
          <text:p text:style-name="P14">[ docker cp dans le conteneur ] <text:s/>déployer dans <text:span text:style-name="T29">$CATALINE_HOME/lib</text:span> <text:s text:c="2"/>le jar du driver JDBC</text:p>
        </text:list-item>
        <text:list-item>
          <text:p text:style-name="P14">[ docker cp dans le conteneur ] configuration à appliquer dans le [<text:span text:style-name="T29">$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9"><text:span text:style-name="T19">&lt;/</text:span><text:span text:style-name="T21">Context</text:span><text:span text:style-name="T19">&gt;</text:span></text:p>
      <text:p text:style-name="Standard"/>
      <text:p text:style-name="Standard">et on y ajoute la balise &lt;Resource&gt;:</text:p>
      <text:p text:style-name="Standard"/>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7"><text:tab/>&lt;!-- Configuration du datasource --&gt;</text:p>
      <text:p text:style-name="P27"/>
      <text:p text:style-name="P27"><text:span text:style-name="T18">&lt;Resource name="organisaction/SourceDeDonnees"</text:span><text:span text:style-name="T20"> auth="Container" type="javax.sql.DataSource"</text:span></text:p>
      <text:p text:style-name="P27"><text:span text:style-name="T20"><text:tab/><text:tab/><text:tab/><text:tab/><text:tab/><text:tab/><text:tab/>maxActive="20"</text:span></text:p>
      <text:p text:style-name="P27"><text:span text:style-name="T20"><text:tab/><text:tab/><text:tab/><text:tab/><text:tab/><text:tab/><text:tab/>maxIdle="10"</text:span></text:p>
      <text:p text:style-name="P27"><text:span text:style-name="T20"><text:tab/><text:tab/><text:tab/><text:tab/><text:tab/><text:tab/><text:tab/>maxWait="10000"</text:span></text:p>
      <text:p text:style-name="P27"><text:span text:style-name="T20"><text:tab/><text:tab/><text:tab/><text:tab/><text:tab/><text:tab/><text:tab/>username="lauriane"</text:span></text:p>
      <text:p text:style-name="P27"><text:span text:style-name="T20"><text:tab/><text:tab/><text:tab/><text:tab/><text:tab/><text:tab/><text:tab/>password="lauriane"</text:span></text:p>
      <text:p text:style-name="P27"><text:span text:style-name="T20"><text:tab/><text:tab/><text:tab/><text:tab/><text:tab/><text:tab/><text:tab/>driverClassName="org.mariadb.jdbc.Driver"</text:span></text:p>
      <text:p text:style-name="P30"><text:span text:style-name="T22"><text:tab/><text:tab/><text:tab/><text:tab/><text:tab/><text:tab/><text:tab/>url="</text:span><text:span text:style-name="T23">jdbc:mariadb://localhost:8456/bdd_oraganisaction</text:span><text:span text:style-name="T22">"</text:span></text:p>
      <text:p text:style-name="P27"><text:span text:style-name="T20"><text:tab/><text:tab/><text:tab/><text:tab/><text:tab/><text:tab/><text:tab/>/</text:span><text:span text:style-name="T18">&gt;</text:span></text:p>
      <text:p text:style-name="P33"/>
      <text:p text:style-name="P29"><text:span text:style-name="T19">&lt;/</text:span><text:span text:style-name="T21">Context</text:span><text:span text:style-name="T19">&gt;</text:span></text:p>
      <text:p text:style-name="Standard"/>
      <text:p text:style-name="Standard">et pour finir [ docker restart du conteneur ] </text:p>
      <text:p text:style-name="Standard"/>
      <text:p text:style-name="P19">[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3593057863589307821" text:style-name="L7">
        <text:list-item>
          <text:p text:style-name="P15">MARIADB_JDBC_DRIVER_CLASS_NAME=</text:p>
          <text:p text:style-name="P15">&lt;jdbc-driver-classname&gt;org.mariadb.jdbc.Driver&lt;/jdbc-driver-classname&gt;</text:p>
        </text:list-item>
        <text:list-item>
          <text:p text:style-name="P15">JEE_DATASOURCE_NAME=</text:p>
          <text:p text:style-name="P15">&lt;jee-datasource-name&gt;organisaction/SourceDeDonnees&lt;/jee-datasource-name&gt;</text:p>
        </text:list-item>
        <text:list-item>
          <text:p text:style-name="P15">JEE_DATASOURCE_AUTH_USERNAME=&lt;lx-user&gt;lauriane&lt;/lx-user&gt;</text:p>
        </text:list-item>
        <text:list-item>
          <text:p text:style-name="P15">JEE_DATASOURCE_AUTH_USERPWD=&lt;lx-pwd&gt;lauriane&lt;/lx-pwd&gt;</text:p>
        </text:list-item>
        <text:list-item>
          <text:p text:style-name="P15">JEE_DATASOURCE_MAX_ACTIVE=</text:p>
          <text:p text:style-name="P15">&lt;jee-datasource-max-active&gt;20&lt;/jee-datasource-max-active&gt;</text:p>
        </text:list-item>
        <text:list-item>
          <text:p text:style-name="P15">JEE_DATASOURCE_MAX_IDLE=</text:p>
          <text:p text:style-name="P15">&lt;jee-datasource-max-idle&gt;10&lt;/jee-datasource-max-idle&gt;</text:p>
        </text:list-item>
        <text:list-item>
          <text:p text:style-name="P15">JEE_DATASOURCE_MAX_WAIT=</text:p>
          <text:p text:style-name="P15">&lt;jee-datasource-max-wait&gt;10000&lt;/jee-datasource-max-wait&gt;</text:p>
        </text:list-item>
        <text:list-item>
          <text:p text:style-name="P15">JEE_DATASOURCE_URL_PREFIX=</text:p>
          <text:p text:style-name="P16">&lt;!-- ici il y a le numéro de port et adresse IP SGBDR--&gt;</text:p>
          <text:p text:style-name="P15">&lt;jee-datasource-url-prefix&gt;<text:span text:style-name="T23">jdbc:mariadb</text:span>&lt;/jee-datasource-url-prefix&gt;</text:p>
          <text:p text:style-name="P15"/>
        </text:list-item>
        <text:list-item>
          <text:p text:style-name="P15">JEE_DATASOURCE_URL=</text:p>
          <text:p text:style-name="P16">&lt;!-- Non, inutile dans la configuration, l'URL peut</text:p>
          <text:p text:style-name="P16"><text:s text:c="5"/>être formée à partir:</text:p>
          <text:p text:style-name="P16"><text:s text:c="6"/>¤ de l'adresse IP utilisée par le SGBDR</text:p>
          <text:p text:style-name="P16"><text:s text:c="6"/>¤ du numéro de port utilisé par le SGBDR</text:p>
          <text:p text:style-name="P16"><text:s text:c="6"/>¤ de la valeur de $JEE_DATASOURCE_URL_PREFIX &lt;jdbc-datasource-url-prefix&gt;</text:p>
          <text:p text:style-name="P16"><text:s text:c="6"/>¤ de la valeur de $NOM_BDD_APPLI &lt;jdbc-datasource-url-prefix&gt;</text:p>
          <text:p text:style-name="P16"/>
          <text:p text:style-name="P16">--&gt;</text:p>
          <text:p text:style-name="P15">&lt;jee-datasource-url&gt;<text:span text:style-name="T23">jdbc:mariadb://192.168.1.149:3306/db</text:span>&lt;/jee-datasource-url&gt;</text:p>
          <text:p text:style-name="P15"/>
        </text:list-item>
      </text:list>
      <text:list xml:id="list22448156" text:continue-list="list2178085767639956949" text:style-name="L6">
        <text:list-item>
          <text:p text:style-name="P14">dans [WEB-INF/web.xml], ajouter une référence au datasource configuré dans le [$TOMCAT_HOME/conf/context.xml] ccc</text:p>
        </text:list-item>
      </text:list>
      <text:p text:style-name="Standard"/>
      <text:p text:style-name="P17"/>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32"><text:span text:style-name="Source_20_Text"><text:span text:style-name="T17"><text:s text:c="2"/>&lt;/resource-ref&gt;</text:span></text:span></text:p>
      <text:p text:style-name="Standard"/>
      <text:list xml:id="list5377818404456634103" text:style-name="L8">
        <text:list-item>
          <text:p text:style-name="P20">Enfin, pour tester le datasource, il faut:</text:p>
          <text:list>
            <text:list-item>
              <text:p text:style-name="P20">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22441911" text:continue-numbering="true" text:style-name="L8">
        <text:list-item>
          <text:list>
            <text:list-item>
              <text:p text:style-name="P20"/>
            </text:list-item>
          </text:list>
        </text:list-item>
      </text:list>
      <text:list xml:id="list22437364" text:continue-list="list22442021" text:style-name="L4">
        <text:list-item>
          <text:list>
            <text:list-item>
              <text:p text:style-name="P10">Pour le cas datasource au niveau de l'application:</text:p>
            </text:list-item>
          </text:list>
        </text:list-item>
      </text:list>
      <text:p text:style-name="Standard"/>
      <text:p text:style-name="Standard"/>
      <text:p text:style-name="Standard">// à préciser, mais:</text:p>
      <text:p text:style-name="Standard"/>
      <text:p text:style-name="Standard"><text:soft-page-break/></text:p>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text:soft-page-break/></text:p>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
      <text:list xml:id="list22464985" text:continue-numbering="true" text:style-name="L4">
        <text:list-item>
          <text:p text:style-name="P18"><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6M36S</meta:editing-duration>
    <meta:editing-cycles>292</meta:editing-cycles>
    <meta:generator>OpenOffice/4.1.4$Win32 OpenOffice.org_project/414m5$Build-9788</meta:generator>
    <dc:date>2018-01-19T02:25:29.70</dc:date>
    <meta:print-date>2018-01-19T02:25:05.52</meta:print-date>
    <meta:document-statistic meta:table-count="0" meta:image-count="5" meta:object-count="0" meta:page-count="9" meta:paragraph-count="227" meta:word-count="2551" meta:character-count="17377"/>
    <meta:user-defined meta:name="Info 1"/>
    <meta:user-defined meta:name="Info 2"/>
    <meta:user-defined meta:name="Info 3"/>
    <meta:user-defined meta:name="Info 4"/>
  </office:meta>
</office:document-meta>
</file>